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114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013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097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233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989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fill-color="#ffffff" draw:auto-grow-height="true" fo:min-height="3.273cm"/>
    </style:style>
    <style:style style:name="pr4" style:family="presentation" style:parent-style-name="По_20_подразбиране-notes">
      <style:graphic-properties draw:fill-color="#ffffff" fo:min-height="12.539cm"/>
    </style:style>
    <style:style style:name="pr5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По_20_подразбиране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72cm" fo:min-width="0cm" fo:padding-top="0.128cm" fo:padding-bottom="0.128cm" fo:padding-left="0.256cm" fo:padding-right="0.256cm" fo:wrap-option="wrap" draw:shadow="hidden" draw:shadow-color="#808080"/>
    </style:style>
    <style:style style:name="pr7" style:family="presentation" style:parent-style-name="По_20_подразбиране-title">
      <style:graphic-properties draw:fill-color="#ffffff" fo:min-height="3.023cm"/>
    </style:style>
    <style:style style:name="pr8" style:family="presentation" style:parent-style-name="По_20_подразбиране-outline1">
      <style:graphic-properties draw:fill-color="#ffffff" fo:min-height="15.528cm"/>
    </style:style>
    <style:style style:name="pr9" style:family="presentation" style:parent-style-name="По_20_подразбиране-outline1">
      <style:graphic-properties draw:fill-color="#ffffff" fo:min-height="16.05cm"/>
    </style:style>
    <style:style style:name="pr10" style:family="presentation" style:parent-style-name="По_20_подразбиране-outline1">
      <style:graphic-properties draw:fill-color="#ffffff" fo:min-height="13.847cm"/>
    </style:style>
    <style:style style:name="pr11" style:family="presentation" style:parent-style-name="По_20_подразбиране-outline1">
      <style:graphic-properties draw:fill-color="#ffffff" fo:min-height="16.55cm"/>
    </style:style>
    <style:style style:name="pr12" style:family="presentation" style:parent-style-name="По_20_подразбиране-outline1">
      <style:graphic-properties draw:fill-color="#ffffff" fo:min-height="14.825cm"/>
    </style:style>
    <style:style style:name="pr13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family="Arial" style:font-family-generic="swiss" style:font-pitch="variable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85%" fo:text-indent="0cm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cm" fo:margin-right="0cm" fo:margin-top="0.564cm" fo:margin-bottom="0cm" fo:line-height="95%" fo:text-indent="0cm" style:punctuation-wrap="simple" style:line-break="normal" style:writing-mode="lr-tb"/>
    </style:style>
    <style:style style:name="P14" style:family="paragraph">
      <style:paragraph-properties fo:margin-left="0cm" fo:margin-right="0cm" fo:margin-top="0.26cm" fo:margin-bottom="0cm" fo:line-height="100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5" style:family="paragraph">
      <style:paragraph-properties fo:margin-left="0cm" fo:margin-right="0cm" fo:margin-top="0.26cm" fo:margin-bottom="0cm" fo:line-height="100%" fo:text-indent="0cm"/>
    </style:style>
    <style:style style:name="P16" style:family="paragraph">
      <style:paragraph-properties fo:margin-left="0cm" fo:margin-right="0cm" fo:margin-top="0.26cm" fo:margin-bottom="0cm" fo:line-height="100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font-size="26pt" style:font-size-asian="26pt" style:font-size-complex="26pt"/>
    </style:style>
    <style:style style:name="P17" style:family="paragraph">
      <style:paragraph-properties fo:margin-left="0cm" fo:margin-right="0cm" fo:line-height="105%" fo:text-indent="0cm"/>
    </style:style>
    <style:style style:name="P18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1" style:family="paragraph">
      <style:paragraph-properties fo:margin-left="0.948cm" fo:margin-right="0cm" fo:text-indent="-0.948cm"/>
    </style:style>
    <style:style style:name="P22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3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family="Arial" style:font-family-generic="swiss" style:font-pitch="variable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Courier New'" style:font-family-generic="modern" style:font-pitch="fixed" fo:font-size="22pt" style:font-size-asian="22pt" style:font-size-complex="22pt"/>
    </style:style>
    <style:style style:name="T12" style:family="text">
      <style:text-properties fo:font-family="'Courier New'" style:font-family-generic="modern" style:font-pitch="fixed" fo:font-size="22pt" style:font-size-asian="22pt" style:font-size-complex="22pt"/>
    </style:style>
    <style:style style:name="T13" style:family="text">
      <style:text-properties fo:font-family="'Courier New'" style:font-family-generic="modern" style:font-pitch="fixed" fo:font-size="26pt" style:font-size-asian="26pt" style:font-size-complex="26pt"/>
    </style:style>
    <style:style style:name="T14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704cm" svg:height="3.537cm" svg:x="3.796cm" svg:y="3.5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5.3cm" svg:height="1.352cm" svg:x="10.7cm" svg:y="8.148cm">
          <draw:text-box>
            <text:p text:style-name="P3"><text:span text:style-name="T2">Хешове</text:span></text:p>
          </draw:text-box>
        </draw:frame>
        <draw:custom-shape draw:style-name="gr2" draw:text-style-name="P6" draw:layer="layout" svg:width="9.565cm" svg:height="1.495cm" svg:x="1.308cm" svg:y="13.529cm">
          <text:p text:style-name="P5"><text:span text:style-name="T3">Красимир Беров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3.987cm" svg:y="16.796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7.599cm" svg:height="3.273cm" svg:x="5.401cm" svg:y="1.227cm" presentation:class="title" presentation:user-transformed="true">
          <draw:text-box>
            <text:p text:style-name="P9">Хешове</text:p>
          </draw:text-box>
        </draw:frame>
        <presentation:notes draw:style-name="dp2">
          <draw:page-thumbnail draw:style-name="gr5" draw:layer="layout" svg:width="14.208cm" svg:height="10.655cm" svg:x="2.756cm" svg:y="2.134cm" draw:page-number="2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" draw:layer="layout" svg:width="14.202cm" svg:height="2.528cm" svg:x="10.5cm" svg:y="0.197cm" presentation:class="title" presentation:user-transformed="true">
          <draw:text-box>
            <text:p text:style-name="P11"><text:span text:style-name="T4">Съдържание</text:span></text:p>
          </draw:text-box>
        </draw:frame>
        <draw:frame presentation:style-name="pr6" draw:text-style-name="P13" draw:layer="layout" svg:width="23.6cm" svg:height="13.828cm" svg:x="0.9cm" svg:y="4.5cm" presentation:class="outline" presentation:user-transformed="true">
          <draw:text-box>
            <text:list text:style-name="L3">
              <text:list-item>
                <text:p text:style-name="P12"><text:span text:style-name="T4">Какво е хеш?</text:span></text:p>
              </text:list-item>
              <text:list-item>
                <text:p text:style-name="P12"><text:span text:style-name="T4">Представяне на хеш</text:span></text:p>
              </text:list-item>
              <text:list-item>
                <text:p text:style-name="P12"><text:span text:style-name="T4">Работа с елементите на хеша (exists, delete, defined)</text:span></text:p>
              </text:list-item>
              <text:list-item>
                <text:p text:style-name="P12"><text:span text:style-name="T4">Други функции за хеш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3.698cm" svg:height="3.023cm" svg:x="11cm" svg:y="0cm" presentation:class="title" presentation:user-transformed="true">
          <draw:text-box>
            <text:p text:style-name="P8">Какво е хеш?</text:p>
          </draw:text-box>
        </draw:frame>
        <draw:frame presentation:style-name="pr8" draw:text-style-name="P16" draw:layer="layout" svg:width="24.5cm" svg:height="15.528cm" svg:x="0.9cm" svg:y="3.522cm" presentation:class="outline" presentation:user-transformed="true">
          <draw:text-box>
            <text:list text:style-name="L4">
              <text:list-item>
                <text:p text:style-name="P14"><text:span text:style-name="T5">Хешът представлява набор от двойки ключ/стойност</text:span></text:p>
              </text:list-item>
              <text:list-item>
                <text:p text:style-name="P14"><text:span text:style-name="T5">Ключовете в един хеш не са предварително декларирани. Ако ключът не съществува по време на ПРИСВОЯВАНЕТО, то той се създава и приема присвоената стойност.</text:span></text:p>
              </text:list-item>
              <text:list-item>
                <text:p text:style-name="P15"><text:span text:style-name="T6">Името на променливата хеш е знака за процент (%), следван от буква, след това нула или повече букви, цифри и долни черти.</text:span></text:p>
              </text:list-item>
            </text:list>
          </draw:text-box>
        </draw:frame>
        <draw:custom-shape draw:style-name="gr6" draw:text-style-name="P18" draw:layer="layout" svg:width="22.3cm" svg:height="3.389cm" svg:x="1.7cm" svg:y="14.5cm">
          <text:p text:style-name="P17"><text:span text:style-name="T7">my %fruit_colors = (</text:span></text:p>
          <text:p text:style-name="P17"><text:span text:style-name="T7"><text:s text:c="4"/></text:span><text:span text:style-name="T7">apple <text:s/>=&gt; "red",</text:span></text:p>
          <text:p text:style-name="P17"><text:span text:style-name="T7"><text:s text:c="4"/></text:span><text:span text:style-name="T7">banana =&gt; "yellow",</text:span></text:p>
          <text:p text:style-name="P17"><text:span text:style-name="T7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801cm" svg:y="0cm" presentation:class="title" presentation:user-transformed="true">
          <draw:text-box>
            <text:p text:style-name="P8">Представяне на хеш</text:p>
          </draw:text-box>
        </draw:frame>
        <draw:frame presentation:style-name="pr9" draw:text-style-name="P19" draw:layer="layout" svg:width="24.1cm" svg:height="16.05cm" svg:x="0.9cm" svg:y="3cm" presentation:class="outline" presentation:user-transformed="true">
          <draw:text-box>
            <text:list text:style-name="L4">
              <text:list-item>
                <text:p text:style-name="P8"><text:span text:style-name="T8">Всъщност не съществува литерално представяне на един хеш, вместо това хешът се представя като списък. </text:span></text:p>
              </text:list-item>
              <text:list-item>
                <text:p text:style-name="P8"><text:span text:style-name="T8">Всяка двойка елементи в списъка дефинира ключ и съответната му стойност. Това представяне може да бъде присвоено в друг хеш, който след това ще пресъздаде същия хеш. </text:span></text:p>
                <text:p text:style-name="P8"><text:span text:style-name="T8">Пример:</text:span></text:p>
              </text:list-item>
            </text:list>
          </draw:text-box>
        </draw:frame>
        <draw:custom-shape draw:style-name="gr7" draw:text-style-name="P18" draw:layer="layout" svg:width="22.3cm" svg:height="6.514cm" svg:x="1.7cm" svg:y="11.986cm">
          <text:p text:style-name="P17"><text:span text:style-name="T7">use Data::Dumper; $\ =$/;</text:span></text:p>
          <text:p text:style-name="P17"><text:span text:style-name="T7">my %fruit_colors = ('apple', 'red', 'banana', 'yellow');</text:span></text:p>
          <text:p text:style-name="P17"><text:span text:style-name="T7">print Dumper(\%fruit_colors);</text:span></text:p>
          <text:p text:style-name="P17"><text:span text:style-name="T7">my @fruit_colors = %fruit_colors;</text:span></text:p>
          <text:p text:style-name="P17"><text:span text:style-name="T7">print Dumper(\@fruit_colors);</text:span></text:p>
          <text:p text:style-name="P17"><text:span text:style-name="T7">%fruit_colors = @fruit_colors;</text:span></text:p>
          <text:p text:style-name="P17"><text:span text:style-name="T7">$fruit_colors{pear} = 'yellow';#add a key/value pair</text:span></text:p>
          <text:p text:style-name="P17"><text:span text:style-name="T7">print Dumper(\%fruit_colors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19.698cm" svg:height="3.023cm" svg:x="5.702cm" svg:y="0.5cm" presentation:class="title" presentation:user-transformed="true">
          <draw:text-box>
            <text:p text:style-name="P9"><text:span text:style-name="T9">Работа с елементите на хеша</text:span></text:p>
          </draw:text-box>
        </draw:frame>
        <draw:frame presentation:style-name="pr10" draw:text-style-name="P8" draw:layer="layout" svg:width="23.596cm" svg:height="13.847cm" svg:x="0.78cm" svg:y="5.622cm" presentation:class="outline" presentation:user-transformed="true">
          <draw:text-box>
            <text:list text:style-name="L4">
              <text:list-item>
                <text:p text:style-name="P8">exists</text:p>
              </text:list-item>
              <text:list-item>
                <text:p text:style-name="P8">defined</text:p>
              </text:list-item>
              <text:list-item>
                <text:p text:style-name="P8">delete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20.198cm" svg:height="3.023cm" svg:x="5.202cm" svg:y="-0.023cm" presentation:class="title" presentation:user-transformed="true">
          <draw:text-box>
            <text:p text:style-name="P9"><text:span text:style-name="T9">Работа с елементите на хеша</text:span></text:p>
          </draw:text-box>
        </draw:frame>
        <draw:frame presentation:style-name="pr11" draw:text-style-name="P8" draw:layer="layout" svg:width="23.596cm" svg:height="16.55cm" svg:x="0.9cm" svg:y="2.5cm" presentation:class="outline" presentation:user-transformed="true">
          <draw:text-box>
            <text:list text:style-name="L4">
              <text:list-item>
                <text:p text:style-name="P8">exists EXPR<text:line-break/><text:span text:style-name="T6">Даден израз, който определя елемент от хеш или масив, връща истина, ако посоченият елемент някога е бил инициализиран, дори ако съответната стойност е недефинирана.</text:span><text:span text:style-name="T6"><text:line-break/></text:span><text:span text:style-name="T6">Елементът не се създава автоматично, в случай че не съществува. The element is not autovivified if it doesn't exist.</text:span></text:p>
              </text:list-item>
            </text:list>
          </draw:text-box>
        </draw:frame>
        <draw:custom-shape draw:style-name="gr8" draw:text-style-name="P18" draw:layer="layout" svg:width="21.95cm" svg:height="6.413cm" svg:x="2cm" svg:y="12.087cm">
          <text:p text:style-name="P17"><text:span text:style-name="T7">my %f_colors = ('apple', 'red', 'banana', 'yellow');</text:span></text:p>
          <text:p text:style-name="P17"><text:span text:style-name="T7">my @f_colors = %f_colors;</text:span></text:p>
          <text:p text:style-name="P17"><text:span text:style-name="T7">exists $f_colors[0] and</text:span></text:p>
          <text:p text:style-name="P17"><text:span text:style-name="T7"><text:s text:c="4"/></text:span><text:span text:style-name="T7">print $f_colors[0] .' exists';</text:span></text:p>
          <text:p text:style-name="P17"><text:span text:style-name="T7">exists $f_colors{'apple'} and</text:span></text:p>
          <text:p text:style-name="P17"><text:span text:style-name="T7"><text:s text:c="4"/></text:span><text:span text:style-name="T7">print ' and is '.$f_colors{'apple'};</text:span></text:p>
          <text:p text:style-name="P17"><text:span text:style-name="T7">print 'Ops... '</text:span></text:p>
          <text:p text:style-name="P17"><text:span text:style-name="T7"><text:s text:c="4"/></text:span><text:span text:style-name="T7">.$f_colors[0].' is '.$f_colors{$f_colors[0]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19.698cm" svg:height="3.023cm" svg:x="5.702cm" svg:y="0cm" presentation:class="title" presentation:user-transformed="true">
          <draw:text-box>
            <text:p text:style-name="P9"><text:span text:style-name="T9">Работа с елементите на хеша</text:span>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defined EXPR</text:p>
                <text:list>
                  <text:list-item>
                    <text:p><text:span text:style-name="T10">Връща Булева стойност, указваща дали EXPR има стойност, различна от недефинираната стойност </text:span><text:span text:style-name="T11">undef</text:span><text:span text:style-name="T10">...</text:span></text:p>
                  </text:list-item>
                  <text:list-item>
                    <text:p text:style-name="P8"><text:span text:style-name="T10">Когато обработва елемент от хеш, указва дали стойността е дефинирана, а не дали този ключ е в хеша. За тази цел ползвайте </text:span><text:span text:style-name="T11">exists.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21.95cm" svg:height="5.657cm" svg:x="1.725cm" svg:y="12.303cm">
          <text:p text:style-name="P17"><text:span text:style-name="T7">my %f_colors = ('apple', 'red', 'banana', 'yellow');</text:span></text:p>
          <text:p text:style-name="P17"><text:span text:style-name="T7">my @f_colors = %f_colors;</text:span></text:p>
          <text:p text:style-name="P17"><text:span text:style-name="T7">defined $f_colors[0] and</text:span></text:p>
          <text:p text:style-name="P17"><text:span text:style-name="T7"><text:s text:c="4"/></text:span><text:span text:style-name="T7">print $f_colors[0] .' defined';</text:span></text:p>
          <text:p text:style-name="P17"><text:span text:style-name="T7">defined $f_colors{'apple'} and</text:span></text:p>
          <text:p text:style-name="P17"><text:span text:style-name="T7"><text:s text:c="4"/></text:span><text:span text:style-name="T7">print ' and is '.$f_colors{'apple'};</text:span></text:p>
          <text:p text:style-name="P17"><text:span text:style-name="T7">#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20.4cm" svg:height="3.023cm" svg:x="5cm" svg:y="0cm" presentation:class="title" presentation:user-transformed="true">
          <draw:text-box>
            <text:p text:style-name="P9"><text:span text:style-name="T9">Работа с елементите на хеша</text:span>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delete EXPR</text:p>
                <text:list>
                  <text:list-item>
                    <text:p text:style-name="P8"><text:span text:style-name="T8">Даден израз, който определя елемент или отрязък от хеш или масив, изтрива посочения елемент (или елементи) от хеша или масива... </text:span></text:p>
                  </text:list-item>
                  <text:list-item>
                    <text:p text:style-name="P8"><text:span text:style-name="T8">Връща списък със същия брой елементи, които са били премахнати. Всеки елемент от този списък представлява или стойността на изтрития елемент, или недефинирана стойност.</text:span></text:p>
                  </text:list-item>
                  <text:list-item>
                    <text:p text:style-name="P8"><text:span text:style-name="T8">В скаларен контекст, това означава, че получавате стойността на последния изтрит елемент (или недефинираната стойност, ако този елемент не съществува).</text:span><text:span text:style-name="T8"><text:line-break/></text:span><text:span text:style-name="T8">Виж: perlfunc/delet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20.4cm" svg:height="3.023cm" svg:x="5cm" svg:y="0cm" presentation:class="title" presentation:user-transformed="true">
          <draw:text-box>
            <text:p text:style-name="P9"><text:span text:style-name="T9">Работа с елементите на хеша</text:span>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delete (Пример)</text:p>
              </text:list-item>
            </text:list>
          </draw:text-box>
        </draw:frame>
        <draw:custom-shape draw:style-name="gr10" draw:text-style-name="P18" draw:layer="layout" svg:width="21.95cm" svg:height="8.681cm" svg:x="1.725cm" svg:y="5.9cm">
          <text:p text:style-name="P17"><text:span text:style-name="T7">my %f_colors = ('apple', 'red', 'banana', 'yellow');</text:span></text:p>
          <text:p text:style-name="P17"><text:span text:style-name="T7">my @f_colors = %f_colors;</text:span></text:p>
          <text:p text:style-name="P17"><text:span text:style-name="T7">push @f_colors,('pear','yellow');</text:span></text:p>
          <text:p text:style-name="P17"><text:span text:style-name="T7">%f_colors = @f_colors;</text:span></text:p>
          <text:p text:style-name="P17"><text:span text:style-name="T7">print Dumper \@f_colors;</text:span></text:p>
          <text:p text:style-name="P17"><text:span text:style-name="T7">print Dumper \%f_colors;</text:span></text:p>
          <text:p text:style-name="P17"><text:span text:style-name="T7">print delete $f_colors[-1];</text:span></text:p>
          <text:p text:style-name="P17"><text:span text:style-name="T7">print delete @f_colors{qw(apple banana)};</text:span></text:p>
          <text:p text:style-name="P17"><text:span text:style-name="T7">print 'after delete:';</text:span></text:p>
          <text:p text:style-name="P17"><text:span text:style-name="T7">print Dumper \%f_colors;</text:span></text:p>
          <text:p text:style-name="P17"><text:span text:style-name="T7">print Dumper \@f_color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8.301cm" svg:height="3.023cm" svg:x="7.099cm" svg:y="0.12cm" presentation:class="title" presentation:user-transformed="true">
          <draw:text-box>
            <text:p text:style-name="P8">Други функции за хеш</text:p>
          </draw:text-box>
        </draw:frame>
        <draw:frame presentation:style-name="pr10" draw:text-style-name="P8" draw:layer="layout" svg:width="23.596cm" svg:height="13.847cm" svg:x="0.9cm" svg:y="4.5cm" presentation:class="outline" presentation:user-transformed="true">
          <draw:text-box>
            <text:list text:style-name="L4">
              <text:list-item>
                <text:p text:style-name="P8">each</text:p>
              </text:list-item>
              <text:list-item>
                <text:p text:style-name="P8">keys</text:p>
              </text:list-item>
              <text:list-item>
                <text:p text:style-name="P8">values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099cm" svg:y="-0.05cm" presentation:class="title" presentation:user-transformed="true">
          <draw:text-box>
            <text:p text:style-name="P8">Други функции за хеш</text:p>
          </draw:text-box>
        </draw:frame>
        <draw:frame presentation:style-name="pr9" draw:text-style-name="P8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8">each HASH</text:p>
                <text:list>
                  <text:list-item>
                    <text:p text:style-name="P8"><text:span text:style-name="T10">Когато е извикан в списъчен контекст, връща двуелементен списък, състоящ се от ключ и стойност на следващия елемент от хеша, така че можете да го обхождате (итерация).</text:span></text:p>
                  </text:list-item>
                  <text:list-item>
                    <text:p text:style-name="P8"><text:span text:style-name="T10">Когато е извикан в скаларен контекст, връща само ключа на следващия елемент от хеша.</text:span></text:p>
                  </text:list-item>
                  <text:list-item>
                    <text:p text:style-name="P8"><text:span text:style-name="T10">Записите се връщат в привидно произволен ред. </text:span></text:p>
                  </text:list-item>
                  <text:list-item>
                    <text:p><text:span text:style-name="T10">Но този произволен ред е в действителност същият ред, какъвто функцията </text:span><text:span text:style-name="T12">keys</text:span><text:span text:style-name="T10"> или </text:span><text:span text:style-name="T12">values</text:span><text:span text:style-name="T10"> биха направили в същия този (немодифициран) хеш.</text:span></text:p>
                  </text:list-item>
                </text:list>
              </text:list-item>
            </text:list>
          </draw:text-box>
        </draw:frame>
        <draw:custom-shape draw:style-name="gr11" draw:text-style-name="P18" draw:layer="layout" svg:width="22.3cm" svg:height="2.633cm" svg:x="2.08cm" svg:y="15.719cm">
          <text:p text:style-name="P17"><text:span text:style-name="T7">while (($key,$value) = each %ENV) {</text:span></text:p>
          <text:p text:style-name="P17"><text:span text:style-name="T7"><text:s text:c="4"/></text:span><text:span text:style-name="T7">print "$key=&gt;$value\n";</text:span></text:p>
          <text:p text:style-name="P1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099cm" svg:y="-0.05cm" presentation:class="title" presentation:user-transformed="true">
          <draw:text-box>
            <text:p text:style-name="P8">Други функции за хеш</text:p>
          </draw:text-box>
        </draw:frame>
        <draw:frame presentation:style-name="pr10" draw:text-style-name="P8" draw:layer="layout" svg:width="23.596cm" svg:height="13.847cm" svg:x="0.9cm" svg:y="4.5cm" presentation:class="outline" presentation:user-transformed="true">
          <draw:text-box>
            <text:list text:style-name="L4">
              <text:list-item>
                <text:p text:style-name="P8">keys HASH<text:line-break/>Връща списък, който се състои от всички ключове на съответния хеш. <text:s text:c="2"/>(В скаларен контекст, връща броя на ключовете.) </text:p>
              </text:list-item>
            </text:list>
          </draw:text-box>
        </draw:frame>
        <draw:custom-shape draw:style-name="gr12" draw:text-style-name="P18" draw:layer="layout" svg:width="22.3cm" svg:height="3.389cm" svg:x="1.7cm" svg:y="14.068cm">
          <text:p text:style-name="P17"><text:span text:style-name="T7">#sorted by key</text:span></text:p>
          <text:p text:style-name="P17"><text:span text:style-name="T7">foreach $key (sort(keys %ENV)) {</text:span></text:p>
          <text:p text:style-name="P17"><text:span text:style-name="T7"><text:s text:c="4"/></text:span><text:span text:style-name="T7">print $key, ' =&gt; ', $ENV{$key}, "\n";</text:span></text:p>
          <text:p text:style-name="P1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099cm" svg:y="-0.05cm" presentation:class="title" presentation:user-transformed="true">
          <draw:text-box>
            <text:p text:style-name="P8">Други функции за хеш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values HASH</text:p>
                <text:list>
                  <text:list-item>
                    <text:p><text:span text:style-name="T6">Връща списък, който се състои от всички стойности на съответния хеш. (В скаларен контекст, връща броя на стойностите.)</text:span></text:p>
                  </text:list-item>
                  <text:list-item>
                    <text:p text:style-name="P8"><text:span text:style-name="T6">Има само един итератор (шаблон) за всеки хеш, който се ползва от всяка една функция, извикана в програмата (</text:span><text:span text:style-name="T13">each</text:span><text:span text:style-name="T6">, </text:span><text:span text:style-name="T13">keys</text:span><text:span text:style-name="T6"> и </text:span><text:span text:style-name="T13">values.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2.3cm" svg:height="3.389cm" svg:x="1.7cm" svg:y="14.069cm">
          <text:p text:style-name="P17"><text:span text:style-name="T7">#sorted by value</text:span></text:p>
          <text:p text:style-name="P17"><text:span text:style-name="T7">foreach my $value (sort(values %ENV)) {</text:span></text:p>
          <text:p text:style-name="P17"><text:span text:style-name="T7"><text:s text:c="4"/></text:span><text:span text:style-name="T7">print $value, "\n";</text:span></text:p>
          <text:p text:style-name="P1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" draw:layer="layout" svg:width="17.603cm" svg:height="2.528cm" svg:x="7.099cm" svg:y="0.197cm" presentation:class="title" presentation:user-transformed="true">
          <draw:text-box>
            <text:p text:style-name="P11"><text:span text:style-name="T4">Хешове</text:span></text:p>
          </draw:text-box>
        </draw:frame>
        <draw:frame presentation:style-name="pr13" draw:text-style-name="P23" draw:layer="layout" svg:width="12.801cm" svg:height="3.405cm" svg:x="6.499cm" svg:y="7.523cm" presentation:class="outline" presentation:user-transformed="true">
          <draw:text-box>
            <text:p text:style-name="P22"><text:span text:style-name="T14">Въпроси?</text:span></text:p>
          </draw:text-box>
        </draw:frame>
        <presentation:notes draw:style-name="dp5">
          <draw:page-thumbnail draw:layer="layout" svg:width="14.213cm" svg:height="10.659cm" svg:x="2.756cm" svg:y="2.134cm" draw:page-number="15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" draw:layer="layout" svg:width="17.603cm" svg:height="2.528cm" svg:x="7.099cm" svg:y="0.197cm" presentation:class="title" presentation:user-transformed="true">
          <draw:text-box>
            <text:p text:style-name="P11"><text:span text:style-name="T4">Упражнения</text:span></text:p>
          </draw:text-box>
        </draw:frame>
        <draw:frame presentation:style-name="pr14" draw:text-style-name="P23" draw:layer="layout" svg:width="23.6cm" svg:height="14.805cm" svg:x="0.9cm" svg:y="3.523cm" presentation:class="outline" presentation:placeholder="true" presentation:user-transformed="true">
          <draw:text-box/>
        </draw:frame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71cm" svg:y="0.199cm">
        <draw:image xlink:href="Pictures/100002010000006B000000358834D150.png" xlink:type="simple" xlink:show="embed" xlink:actuate="onLoad">
          <text:p/>
        </draw:image>
      </draw:frame>
      <presentation:notes style:page-layout-name="PM2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2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2">
      <draw:frame presentation:style-name="Заглавие1-title" draw:layer="backgroundobjects" svg:width="15.999cm" svg:height="4.519cm" svg:x="4.695cm" svg:y="4.569cm" presentation:class="title" presentation:placeholder="true">
        <draw:text-box/>
      </draw:frame>
      <draw:frame presentation:style-name="Заглавие1-outline1" draw:layer="backgroundobjects" svg:width="22.856cm" svg:height="11.049cm" svg:x="1.27cm" svg:y="4.23cm" presentation:class="outline" presentation:placeholder="true">
        <draw:text-box/>
      </draw:frame>
      <presentation:notes style:page-layout-name="PM2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25T00:25:19</meta:creation-date>
    <dc:creator>Tedi </dc:creator>
    <dc:date>2012-11-12T13:57:08</dc:date>
    <meta:editing-cycles>99</meta:editing-cycles>
    <meta:editing-duration>PT9H47M16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